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2" svg:font-family="FreeSans" style:font-family-generic="swiss"/>
    <style:font-face style:name="FreeSans" svg:font-family="FreeSan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4pt" style:font-size-asian="14pt" style:font-size-complex="14pt"/>
    </style:style>
    <style:style style:name="P2" style:family="paragraph" style:parent-style-name="Standard" style:list-style-name="L1">
      <style:text-properties style:font-name="Liberation Sans1" fo:font-size="14pt" style:font-size-asian="14pt" style:font-size-complex="14pt"/>
    </style:style>
    <style:style style:name="P3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ans1" fo:font-size="16pt" style:font-size-asian="16pt" style:font-size-complex="16pt"/>
    </style:style>
    <style:style style:name="P6" style:family="paragraph" style:parent-style-name="Standard">
      <style:paragraph-properties fo:break-before="page"/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Liberation Sans2" style:font-style-asian="normal" style:font-weight-asian="normal" style:font-name-complex="Liberation Sans2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FreeSans" style:font-style-asian="normal" style:font-weight-asian="normal" style:font-name-complex="FreeSans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style="normal" fo:text-shadow="none" style:text-underline-style="none" fo:font-weight="bold" style:letter-kerning="true" style:font-name-asian="Liberation Sans2" style:font-style-asian="normal" style:font-weight-asian="bold" style:font-name-complex="Liberation Sans2" style:font-style-complex="normal" style:font-weight-complex="bold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bold" style:letter-kerning="true" style:font-name-asian="FreeSans" style:font-style-asian="normal" style:font-weight-asian="bold" style:font-name-complex="FreeSans" style:font-style-complex="normal" style:font-weight-complex="bold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FreeSans" style:font-style-asian="normal" style:font-name-complex="FreeSans" style:font-style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tyle="normal" fo:text-shadow="none" style:letter-kerning="true" style:font-name-asian="FreeSans" style:font-style-asian="normal" style:font-name-complex="FreeSans" style:font-style-complex="normal" style:text-emphasize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How is git</text:span></text:p>
      <text:p text:style-name="P5"><text:span text:style-name="T4"/></text:p>
      <text:p text:style-name="P3"><text:span text:style-name="T5">Strong support for non-linear development</text:span></text:p>
      <text:p text:style-name="P1"><text:span text:style-name="T2">rapid branching and merging</text:span></text:p>
      <text:p text:style-name="P1"><text:span text:style-name="T2">a branch in git is only a reference to a single commit.</text:span></text:p>
      <text:p text:style-name="P1"><text:span text:style-name="T2">a change will be merged more often than it is written</text:span></text:p>
      <text:p text:style-name="P1"><text:span text:style-name="T2"/></text:p>
      <text:p text:style-name="P3"><text:span text:style-name="T5">Distributed development</text:span></text:p>
      <text:p text:style-name="P1"><text:span text:style-name="T2">local copy of the entire development history (disk space is cheap)</text:span></text:p>
      <text:p text:style-name="P1"><text:span text:style-name="T2">changes are copied from other repositories to another (all repos are forks)</text:span></text:p>
      <text:p text:style-name="P1"><text:span text:style-name="T2"/></text:p>
      <text:p text:style-name="P3"><text:span text:style-name="T5">Compatibility with existing systems/protocols</text:span></text:p>
      <text:p text:style-name="P1"><text:span text:style-name="T2">publishing/fetching via HTTP, FTP, rsync, SSH (as alternative to its own git protocol)</text:span></text:p>
      <text:p text:style-name="P1"><text:span text:style-name="T2">CVS server emulation (use cvs to acces git repo)</text:span></text:p>
      <text:p text:style-name="P1"><text:span text:style-name="T2">Subversion and svk can be used via git-svn</text:span></text:p>
      <text:p text:style-name="P1"><text:span text:style-name="T2"/></text:p>
      <text:p text:style-name="P3"><text:span text:style-name="T5">Efficient handling of large projects</text:span></text:p>
      <text:p text:style-name="P1"><text:span text:style-name="T2">very fast and scalable (Torvalds)</text:span></text:p>
      <text:p text:style-name="P1"><text:span text:style-name="T2">Mozilla perfomance tests show 10 times faster, fetching 100 times faster</text:span></text:p>
      <text:p text:style-name="P1"><text:span text:style-name="T2">Git does not get slower as the project history grows larger</text:span></text:p>
      <text:p text:style-name="P1"><text:span text:style-name="T2"/></text:p>
      <text:p text:style-name="P3"><text:span text:style-name="T5">Cryptographic authentication of history</text:span></text:p>
      <text:p text:style-name="P1"><text:span text:style-name="T2">git commits are saved in a way that they depend upon the complete history</text:span></text:p>
      <text:p text:style-name="P1"><text:span text:style-name="T2">after a push a change to history will be noticed</text:span></text:p>
      <text:p text:style-name="P1"><text:span text:style-name="T2">signing a commit with gpg</text:span></text:p>
      <text:p text:style-name="P1"><text:span text:style-name="T2"/></text:p>
      <text:p text:style-name="P3"><text:span text:style-name="T5">Toolkit-based design</text:span></text:p>
      <text:p text:style-name="P4"><text:span text:style-name="T5">Git is a set of C programs, a number of shell scripts (wrappers)</text:span></text:p>
      <text:p text:style-name="P4"><text:span text:style-name="T5">shell scripts get rewritten in C when used often (→ speed, portability)</text:span></text:p>
      <text:p text:style-name="P4"><text:span text:style-name="T5"/></text:p>
      <text:p text:style-name="P3"><text:span text:style-name="T5">Pluggable merge strategies</text:span></text:p>
      <text:p text:style-name="P4"><text:span text:style-name="T5">git has a well-defined model of an incomplete merge</text:span></text:p>
      <text:p text:style-name="P4"><text:span text:style-name="T5">has multiple algorithms for completing it (after manual editing)</text:span></text:p>
      <text:p text:style-name="P4"><text:span text:style-name="T5"/></text:p>
      <text:p text:style-name="P3"><text:span text:style-name="T5">Configurable</text:span></text:p>
      <text:p text:style-name="P4"><text:span text:style-name="T5">man git-config | wc -l <text:s text:c="3"/>→ 2050 lines</text:span></text:p>
      <text:p text:style-name="P1"><text:span text:style-name="T2">see the demo</text:span></text:p>
      <text:p text:style-name="P1"><text:span text:style-name="T2"/></text:p>
      <text:p text:style-name="P6">DVCS</text:p>
      <text:p text:style-name="P1"><text:span text:style-name="T1">Every Git working directory is a </text:span><text:span text:style-name="T3">full-fledged</text:span><text:span text:style-name="T1"> repository </text:span><text:span text:style-name="T2">with </text:span><text:span text:style-name="T4">complete history</text:span><text:span text:style-name="T2"> and </text:span><text:span text:style-name="T4">full revision tracking capabilities</text:span><text:span text:style-name="T2">, not dependent on </text:span><text:span text:style-name="T4">network access</text:span><text:span text:style-name="T2"> or a </text:span><text:span text:style-name="T4">central server</text:span><text:span text:style-name="T2">.</text:span></text:p>
      <text:p text:style-name="P1"><text:span text:style-name="T2"/></text:p>
      <text:p text:style-name="P1"><text:span text:style-name="T2"/></text:p>
      <text:p text:style-name="P3"><text:span text:style-name="T5">Differences</text:span></text:p>
      <text:list xml:id="list1277769191" text:style-name="L1">
        <text:list-item>
          <text:p text:style-name="P2"><text:span text:style-name="T1">Only one top-level .git directory and .gitignore (nested .gitignore is possible)</text:span></text:p>
        </text:list-item>
        <text:list-item>
          <text:p text:style-name="P2"><text:span text:style-name="T1">full local repo</text:span></text:p>
          <text:p text:style-name="P2"><text:span text:style-name="T1"/></text:p>
        </text:list-item>
      </text:list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2" svg:font-family="FreeSans" style:font-family-generic="swiss"/>
    <style:font-face style:name="FreeSans" svg:font-family="FreeSan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561cm" style:line-height-at-least="0.353cm" fo:text-align="start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FreeSans" fo:font-size="31.5pt" fo:letter-spacing="normal" fo:font-style="normal" fo:text-shadow="none" style:text-underline-style="none" fo:font-weight="normal" style:letter-kerning="true" style:font-name-asian="FreeSans" style:font-size-asian="31.5pt" style:font-style-asian="normal" style:font-weight-asian="normal" style:font-name-complex="FreeSan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cm" fo:margin-bottom="0.561cm" style:line-height-at-least="0.353cm" fo:text-align="start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FreeSans" fo:font-size="31.5pt" fo:letter-spacing="normal" fo:font-style="normal" fo:text-shadow="none" style:text-underline-style="none" fo:font-weight="normal" style:letter-kerning="true" style:font-name-asian="FreeSans" style:font-size-asian="31.5pt" style:font-style-asian="normal" style:font-weight-asian="normal" style:font-name-complex="FreeSan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Heading1" style:family="paragraph" style:parent-style-name="Standard">
      <style:paragraph-properties fo:margin-top="0.42cm" fo:margin-bottom="0.2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1T09:32:21</meta:creation-date>
    <meta:document-statistic meta:table-count="0" meta:image-count="0" meta:object-count="0" meta:page-count="2" meta:paragraph-count="34" meta:word-count="262" meta:character-count="1598" meta:non-whitespace-character-count="1369"/>
    <dc:date>2012-06-21T10:09:52</dc:date>
    <meta:editing-duration>PT6M47S</meta:editing-duration>
    <meta:editing-cycles>1</meta:editing-cycles>
    <meta:generator>LibreOffice/3.4$Unix LibreOffice_project/340m1$Build-1505</meta:generator>
  </office:meta>
</office:document-meta>
</file>